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8539621586572858641"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2279530819126793949"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7491430310385378440"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6837033823726457036"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077876671105117382"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8247422005206544764"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3736679094057641281"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6670116985403715708"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9535418" text:continue-list="list3736679094057641281"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585604550881644685"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542748"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534889"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9530082"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9538698"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524619"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6871073941630320724"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606677482453333862"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634380962570642188"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532175"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357739902223773100"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939368212099203872"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749952743622332798" text:style-name="L15">
        <text:list-item>
          <text:list>
            <text:list-header>
              <text:p text:style-name="P183">1.5 miles averaging about 9:40/mile and rest 1 min</text:p>
            </text:list-header>
          </text:list>
        </text:list-item>
      </text:list>
      <text:p text:style-name="P24">1 mile in 8:26 and rest 2 min</text:p>
      <text:list xml:id="list2754619542906571471"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670994987990538923"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530386"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4469169468756611217"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662563783931160108"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8777143900110101162"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9544396" text:continue-list="list4662563783931160108" text:style-name="L19">
        <text:list-item>
          <text:list>
            <text:list-header>
              <text:p text:style-name="P187">(Pace*HR)=1240</text:p>
            </text:list-header>
          </text:list>
        </text:list-item>
      </text:list>
      <text:list xml:id="list39543354" text:continue-list="list4469169468756611217" text:style-name="L18">
        <text:list-item>
          <text:list>
            <text:list-header>
              <text:p text:style-name="P186">2 miles at 10:46/mile Ave HR= 121 bpm and rest a few minutes</text:p>
            </text:list-header>
          </text:list>
        </text:list-item>
      </text:list>
      <text:list xml:id="list39534415" text:continue-list="list39544396"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9543266"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467228865309715775"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473332087881102618"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277410718775238741"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2647600717762883893"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502917143024158341"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22021627966553061"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9552902"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550723"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321901454282906514"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950163803780827048"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17116891915869860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168650825212253970"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9198001911789369457"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789016985750829735" text:style-name="L32">
        <text:list-item>
          <text:list>
            <text:list-header>
              <text:p text:style-name="P197">0.25 miles in 2:54</text:p>
              <text:p text:style-name="P197">1 mile in 9:21 going faster as I ran and ending at around 8:30 pace</text:p>
            </text:list-header>
          </text:list>
        </text:list-item>
      </text:list>
      <text:list xml:id="list5159887522788779748"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798474563014268890"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475227707108437122"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237872242156039805"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848243343665428738"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text:s/>a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10"/>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text:soft-page-break/>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text:soft-page-break/>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947721955089525918" text:style-name="L38">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text:soft-page-break/>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23T19:28:15.06</dc:date>
    <dc:creator>James Lombardi</dc:creator>
    <meta:editing-duration>P28DT3H56M52S</meta:editing-duration>
    <meta:editing-cycles>2071</meta:editing-cycles>
    <meta:generator>OpenOffice/4.1.2$Win32 OpenOffice.org_project/412m3$Build-9782</meta:generator>
    <meta:document-statistic meta:table-count="0" meta:image-count="9" meta:object-count="0" meta:page-count="205" meta:paragraph-count="5978" meta:word-count="64700" meta:character-count="331467"/>
  </office:meta>
</office:document-meta>
</file>